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2a87e" officeooo:paragraph-rsid="0002a87e" style:font-size-asian="12.25pt" style:font-size-complex="14pt"/>
    </style:style>
    <style:style style:name="P3" style:family="paragraph" style:parent-style-name="Standard">
      <style:text-properties fo:font-size="14pt" officeooo:rsid="0002a87e" officeooo:paragraph-rsid="00063c3e" style:font-size-asian="12.25pt" style:font-size-complex="14pt"/>
    </style:style>
    <style:style style:name="P4" style:family="paragraph" style:parent-style-name="Standard">
      <style:text-properties fo:font-size="14pt" officeooo:rsid="0002a87e" officeooo:paragraph-rsid="00078457" style:font-size-asian="12.25pt" style:font-size-complex="14pt"/>
    </style:style>
    <style:style style:name="P5" style:family="paragraph" style:parent-style-name="Standard">
      <style:text-properties fo:font-size="14pt" officeooo:rsid="0002a87e" officeooo:paragraph-rsid="0009b76f" style:font-size-asian="12.25pt" style:font-size-complex="14pt"/>
    </style:style>
    <style:style style:name="P6" style:family="paragraph" style:parent-style-name="Standard">
      <style:text-properties fo:font-size="14pt" officeooo:rsid="0002a87e" officeooo:paragraph-rsid="000cd753" style:font-size-asian="12.25pt" style:font-size-complex="14pt"/>
    </style:style>
    <style:style style:name="P7" style:family="paragraph" style:parent-style-name="Standard">
      <style:text-properties fo:font-size="14pt" officeooo:rsid="0002a87e" officeooo:paragraph-rsid="00116ad9" style:font-size-asian="12.25pt" style:font-size-complex="14pt"/>
    </style:style>
    <style:style style:name="P8" style:family="paragraph" style:parent-style-name="Standard">
      <style:text-properties fo:font-size="14pt" officeooo:rsid="00045b92" officeooo:paragraph-rsid="00045b92" style:font-size-asian="12.25pt" style:font-size-complex="14pt"/>
    </style:style>
    <style:style style:name="P9" style:family="paragraph" style:parent-style-name="Standard">
      <style:text-properties fo:color="#c9211e" loext:opacity="100%" fo:font-size="14pt" officeooo:rsid="0002a87e" officeooo:paragraph-rsid="0002a87e" style:font-size-asian="12.25pt" style:font-size-complex="14pt"/>
    </style:style>
    <style:style style:name="P10" style:family="paragraph" style:parent-style-name="Standard">
      <style:text-properties fo:color="#c9211e" loext:opacity="100%" fo:font-size="14pt" officeooo:rsid="0002a87e" officeooo:paragraph-rsid="00063c3e" style:font-size-asian="12.25pt" style:font-size-complex="14pt"/>
    </style:style>
    <style:style style:name="P11" style:family="paragraph" style:parent-style-name="Standard">
      <style:text-properties fo:color="#c9211e" loext:opacity="100%" fo:font-size="14pt" officeooo:rsid="0002a87e" officeooo:paragraph-rsid="00078457" style:font-size-asian="12.25pt" style:font-size-complex="14pt"/>
    </style:style>
    <style:style style:name="P12" style:family="paragraph" style:parent-style-name="Standard">
      <style:text-properties fo:color="#c9211e" loext:opacity="100%" fo:font-size="14pt" officeooo:rsid="0002a87e" officeooo:paragraph-rsid="0009b76f" style:font-size-asian="12.25pt" style:font-size-complex="14pt"/>
    </style:style>
    <style:style style:name="P13" style:family="paragraph" style:parent-style-name="Standard">
      <style:text-properties fo:color="#c9211e" loext:opacity="100%" fo:font-size="14pt" officeooo:rsid="0002a87e" officeooo:paragraph-rsid="000cd753" style:font-size-asian="12.25pt" style:font-size-complex="14pt"/>
    </style:style>
    <style:style style:name="P14" style:family="paragraph" style:parent-style-name="Standard">
      <style:text-properties fo:color="#c9211e" loext:opacity="100%" fo:font-size="14pt" officeooo:rsid="0002a87e" officeooo:paragraph-rsid="00116ad9" style:font-size-asian="12.25pt" style:font-size-complex="14pt"/>
    </style:style>
    <style:style style:name="P15" style:family="paragraph" style:parent-style-name="Standard">
      <style:text-properties fo:color="#ff8000" loext:opacity="100%" fo:font-size="14pt" officeooo:rsid="0002a87e" officeooo:paragraph-rsid="0002a87e" style:font-size-asian="12.25pt" style:font-size-complex="14pt"/>
    </style:style>
    <style:style style:name="P16" style:family="paragraph" style:parent-style-name="Standard">
      <style:text-properties fo:color="#ff8000" loext:opacity="100%" fo:font-size="14pt" officeooo:rsid="0002a87e" officeooo:paragraph-rsid="0009b76f" style:font-size-asian="12.25pt" style:font-size-complex="14pt"/>
    </style:style>
    <style:style style:name="P17" style:family="paragraph" style:parent-style-name="Standard">
      <style:text-properties fo:color="#ff8000" loext:opacity="100%" fo:font-size="14pt" officeooo:rsid="0002a87e" officeooo:paragraph-rsid="001300ee" style:font-size-asian="12.25pt" style:font-size-complex="14pt"/>
    </style:style>
    <style:style style:name="P18" style:family="paragraph" style:parent-style-name="Standard">
      <style:text-properties style:use-window-font-color="true" loext:opacity="0%" fo:font-size="14pt" officeooo:rsid="0002a87e" officeooo:paragraph-rsid="0002a87e" style:font-size-asian="12.25pt" style:font-size-complex="14pt"/>
    </style:style>
    <style:style style:name="P19" style:family="paragraph" style:parent-style-name="Standard">
      <style:text-properties style:use-window-font-color="true" loext:opacity="0%" fo:font-size="14pt" officeooo:rsid="0002a87e" officeooo:paragraph-rsid="00063c3e" style:font-size-asian="12.25pt" style:font-size-complex="14pt"/>
    </style:style>
    <style:style style:name="P20" style:family="paragraph" style:parent-style-name="Standard">
      <style:text-properties style:use-window-font-color="true" loext:opacity="0%" fo:font-size="14pt" officeooo:rsid="0002a87e" officeooo:paragraph-rsid="00078457" style:font-size-asian="12.25pt" style:font-size-complex="14pt"/>
    </style:style>
    <style:style style:name="P21" style:family="paragraph" style:parent-style-name="Standard">
      <style:text-properties style:use-window-font-color="true" loext:opacity="0%" fo:font-size="14pt" officeooo:rsid="0002a87e" officeooo:paragraph-rsid="0009b76f" style:font-size-asian="12.25pt" style:font-size-complex="14pt"/>
    </style:style>
    <style:style style:name="P22" style:family="paragraph" style:parent-style-name="Standard">
      <style:text-properties style:use-window-font-color="true" loext:opacity="0%" fo:font-size="14pt" officeooo:rsid="0002a87e" officeooo:paragraph-rsid="000c0973" style:font-size-asian="12.25pt" style:font-size-complex="14pt"/>
    </style:style>
    <style:style style:name="P23" style:family="paragraph" style:parent-style-name="Standard">
      <style:text-properties style:use-window-font-color="true" loext:opacity="0%" fo:font-size="14pt" officeooo:rsid="0002a87e" officeooo:paragraph-rsid="00116ad9" style:font-size-asian="12.25pt" style:font-size-complex="14pt"/>
    </style:style>
    <style:style style:name="P24" style:family="paragraph" style:parent-style-name="Standard">
      <style:text-properties fo:font-size="16pt" fo:font-weight="bold" officeooo:rsid="00045b92" officeooo:paragraph-rsid="00045b92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3465a4" loext:opacity="100%" fo:font-size="14pt" officeooo:rsid="0002a87e" officeooo:paragraph-rsid="0002a87e" style:font-size-asian="12.25pt" style:font-size-complex="14pt"/>
    </style:style>
    <style:style style:name="P26" style:family="paragraph" style:parent-style-name="Standard">
      <style:text-properties fo:color="#3465a4" loext:opacity="100%" fo:font-size="14pt" officeooo:rsid="0002a87e" officeooo:paragraph-rsid="00078457" style:font-size-asian="12.25pt" style:font-size-complex="14pt"/>
    </style:style>
    <style:style style:name="P27" style:family="paragraph" style:parent-style-name="Standard">
      <style:text-properties fo:color="#3465a4" loext:opacity="100%" fo:font-size="14pt" officeooo:rsid="0002a87e" officeooo:paragraph-rsid="000cd753" style:font-size-asian="12.25pt" style:font-size-complex="14pt"/>
    </style:style>
    <style:style style:name="P28" style:family="paragraph" style:parent-style-name="Standard">
      <style:text-properties fo:color="#3465a4" loext:opacity="100%" fo:font-size="14pt" officeooo:rsid="0002a87e" officeooo:paragraph-rsid="00116ad9" style:font-size-asian="12.25pt" style:font-size-complex="14pt"/>
    </style:style>
    <style:style style:name="P29" style:family="paragraph" style:parent-style-name="Standard">
      <style:text-properties fo:color="#00a933" loext:opacity="100%" fo:font-size="14pt" officeooo:rsid="0002a87e" officeooo:paragraph-rsid="0002a87e" style:font-size-asian="12.25pt" style:font-size-complex="14pt"/>
    </style:style>
    <style:style style:name="P30" style:family="paragraph" style:parent-style-name="Standard">
      <style:text-properties fo:color="#00a933" loext:opacity="100%" fo:font-size="14pt" officeooo:rsid="0002a87e" officeooo:paragraph-rsid="000fa95e" style:font-size-asian="12.25pt" style:font-size-complex="14pt"/>
    </style:style>
    <style:style style:name="P31" style:family="paragraph" style:parent-style-name="Standard">
      <style:text-properties fo:color="#00a933" loext:opacity="100%" fo:font-size="14pt" officeooo:rsid="0002a87e" officeooo:paragraph-rsid="00116ad9" style:font-size-asian="12.25pt" style:font-size-complex="14pt"/>
    </style:style>
    <style:style style:name="P32" style:family="paragraph" style:parent-style-name="Text_20_body">
      <style:text-properties fo:font-size="14pt" officeooo:rsid="0002a87e" officeooo:paragraph-rsid="0002a87e" style:font-size-asian="12.25pt" style:font-size-complex="14pt"/>
    </style:style>
    <style:style style:name="P33" style:family="paragraph" style:parent-style-name="Text_20_body">
      <style:text-properties fo:font-size="14pt" officeooo:rsid="0002a87e" officeooo:paragraph-rsid="00063c3e" style:font-size-asian="12.25pt" style:font-size-complex="14pt"/>
    </style:style>
    <style:style style:name="P34" style:family="paragraph" style:parent-style-name="Text_20_body">
      <style:text-properties fo:font-size="14pt" officeooo:rsid="0002a87e" officeooo:paragraph-rsid="00078457" style:font-size-asian="12.25pt" style:font-size-complex="14pt"/>
    </style:style>
    <style:style style:name="P35" style:family="paragraph" style:parent-style-name="Text_20_body">
      <style:text-properties fo:font-size="14pt" officeooo:rsid="0002a87e" officeooo:paragraph-rsid="0009b76f" style:font-size-asian="12.25pt" style:font-size-complex="14pt"/>
    </style:style>
    <style:style style:name="P36" style:family="paragraph" style:parent-style-name="Text_20_body">
      <style:text-properties fo:font-size="14pt" officeooo:rsid="0002a87e" officeooo:paragraph-rsid="000cd753" style:font-size-asian="12.25pt" style:font-size-complex="14pt"/>
    </style:style>
    <style:style style:name="P37" style:family="paragraph" style:parent-style-name="Text_20_body">
      <style:text-properties fo:font-size="14pt" officeooo:rsid="0002a87e" officeooo:paragraph-rsid="00116ad9" style:font-size-asian="12.25pt" style:font-size-complex="14pt"/>
    </style:style>
    <style:style style:name="T1" style:family="text">
      <style:text-properties officeooo:rsid="00053695"/>
    </style:style>
    <style:style style:name="T2" style:family="text">
      <style:text-properties officeooo:rsid="00063c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8457"/>
    </style:style>
    <style:style style:name="T5" style:family="text">
      <style:text-properties officeooo:rsid="00093197"/>
    </style:style>
    <style:style style:name="T6" style:family="text">
      <style:text-properties officeooo:rsid="0009b76f"/>
    </style:style>
    <style:style style:name="T7" style:family="text">
      <style:text-properties officeooo:rsid="000cd753"/>
    </style:style>
    <style:style style:name="T8" style:family="text">
      <style:text-properties officeooo:rsid="000d2fe8"/>
    </style:style>
    <style:style style:name="T9" style:family="text">
      <style:text-properties officeooo:rsid="000e2df9"/>
    </style:style>
    <style:style style:name="T10" style:family="text">
      <style:text-properties officeooo:rsid="000fa95e"/>
    </style:style>
    <style:style style:name="T11" style:family="text">
      <style:text-properties officeooo:rsid="00102e35"/>
    </style:style>
    <style:style style:name="T12" style:family="text">
      <style:text-properties officeooo:rsid="00116ad9"/>
    </style:style>
    <style:style style:name="T13" style:family="text">
      <style:text-properties officeooo:rsid="0012f1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4">DESKTOP</text:p>
      <text:p text:style-name="P8">====================</text:p>
      <text:p text:style-name="P8"/>
      <text:p text:style-name="P2">1) <text:a xlink:type="simple" xlink:href="https://app.asana.com/0/1209272406360585/1209289821692484" text:style-name="Internet_20_link" text:visited-style-name="Visited_20_Internet_20_Link">https://app.asana.com/0/1209272406360585/1209289821692484</text:a></text:p>
      <text:p text:style-name="P2"/>
      <text:p text:style-name="P32">E-Mail Icon tauschen (gleiches wie im Footer verwenden)</text:p>
      <text:p text:style-name="P2"><text:span text:style-name="T3">Trans:</text:span> Swap email icon (use the same as in the footer)</text:p>
      <text:p text:style-name="P2"/>
      <text:p text:style-name="P15">Type: Bug</text:p>
      <text:p text:style-name="P2"/>
      <text:p text:style-name="P9">Status: developer (pending)</text:p>
      <text:p text:style-name="P25"/>
      <text:p text:style-name="P18">------------------</text:p>
      <text:p text:style-name="P18"/>
      <text:p text:style-name="P2">2) https://app.asana.com/0/1209272406360585/1209290109584673</text:p>
      <text:p text:style-name="P2"/>
      <text:p text:style-name="P32">Video muss etwas weniger hoch sein, damit unterer Rahmen sichtbar ist</text:p>
      <text:p text:style-name="P2"><text:span text:style-name="T3">Trans: </text:span>Video needs to be slightly less high so that the lower frame is visible</text:p>
      <text:p text:style-name="P2"/>
      <text:p text:style-name="P15">Type: Bug</text:p>
      <text:p text:style-name="P2"/>
      <text:p text:style-name="P29">Status: <text:span text:style-name="T1">design</text:span> (<text:span text:style-name="T8">DONE</text:span>)</text:p>
      <text:p text:style-name="P9"/>
      <text:p text:style-name="P19">------------------</text:p>
      <text:p text:style-name="P19"/>
      <text:p text:style-name="P3"><text:span text:style-name="T2">3</text:span>) https://app.asana.com/0/1209272406360585/1209289875154008</text:p>
      <text:p text:style-name="P3"/>
      <text:p text:style-name="P33">Bitte die Schrift auf den Newskacheln ensprechend anpassen:</text:p>
      <text:p text:style-name="P33">Datum/Kategorie: Roboto Regular, font-size: 18px</text:p>
      <text:p text:style-name="P33">Title: Fjalla One, font-size: 19px, line-height: 28px;</text:p>
      <text:p text:style-name="P3"><text:span text:style-name="T3">Trans:</text:span> Please adjust the font on the news tiles accordingly:</text:p>
      <text:p text:style-name="P3">Date/Category: Roboto Regular, font-size: 18px</text:p>
      <text:p text:style-name="P3">Title: Fjalla One, font-size: 19px, line-height: 28px;</text:p>
      <text:p text:style-name="P3"/>
      <text:p text:style-name="P17">Type: Bug</text:p>
      <text:p text:style-name="P3"/>
      <text:p text:style-name="P10">Status: <text:span text:style-name="T1">design</text:span> (pending) <text:span text:style-name="T9">+ developer</text:span></text:p>
      <text:p text:style-name="P10"/>
      <text:p text:style-name="P20"/>
      <text:p text:style-name="P20">------------------</text:p>
      <text:p text:style-name="P20"/>
      <text:p text:style-name="P4"><text:soft-page-break/><text:span text:style-name="T4">4</text:span>) https://app.asana.com/0/1209272406360585/1209290261753369</text:p>
      <text:p text:style-name="P4"/>
      <text:p text:style-name="P34">Ist es möglich, dass das Logo schon beim Hover angezeigt wird und man nicht erst draufklicken muss?</text:p>
      <text:p text:style-name="P4"><text:span text:style-name="T3">Trans:</text:span> Is it possible to display the logo when hovering over it without having to click on it first?</text:p>
      <text:p text:style-name="P4"/>
      <text:p text:style-name="P26">Type: <text:span text:style-name="T4">Cr</text:span></text:p>
      <text:p text:style-name="P4"/>
      <text:p text:style-name="P30">Status: <text:span text:style-name="T1">design</text:span> (<text:span text:style-name="T8">DONE</text:span>)<text:span text:style-name="T10">[small]</text:span> </text:p>
      <text:p text:style-name="P11"/>
      <text:p text:style-name="P21">------------------</text:p>
      <text:p text:style-name="P21"/>
      <text:p text:style-name="P7"><text:span text:style-name="T12">5</text:span>) https://app.asana.com/0/1209272406360585/1209290933107527</text:p>
      <text:p text:style-name="P7"/>
      <text:p text:style-name="P37">Bitte den Badge verlinken auf die Seite "Netzwerk"</text:p>
      <text:p text:style-name="P37"/>
      <text:p text:style-name="P37">Hovereffekt hinzufügen, damit Badge dann gerade steht: </text:p>
      <text:p text:style-name="P37">transform: rotate(14deg)</text:p>
      <text:p text:style-name="P7"><text:span text:style-name="T3">Trans:</text:span> Please link the badge to the "Network" page</text:p>
      <text:p text:style-name="P7"/>
      <text:p text:style-name="P7">Add a hover effect so that the badge stands straight:</text:p>
      <text:p text:style-name="P7">transform: rotate(14deg)</text:p>
      <text:p text:style-name="P7"/>
      <text:p text:style-name="P28">Type: <text:span text:style-name="T4">Cr</text:span></text:p>
      <text:p text:style-name="P7"/>
      <text:p text:style-name="P31">Status: <text:span text:style-name="T1">design</text:span> (<text:span text:style-name="T8">DONE</text:span>)<text:span text:style-name="T10">[small]</text:span> </text:p>
      <text:p text:style-name="P14"/>
      <text:p text:style-name="P23">------------------</text:p>
      <text:p text:style-name="P21"/>
      <text:p text:style-name="P5"><text:span text:style-name="T12">6</text:span>) https://app.asana.com/0/1209272406360585/1209290933107532</text:p>
      <text:p text:style-name="P5"/>
      <text:p text:style-name="P35">Die beiden Spalten sollen bündig sein</text:p>
      <text:p text:style-name="P5"><text:span text:style-name="T3">Trans:</text:span> The two columns should be flush</text:p>
      <text:p text:style-name="P5"/>
      <text:p text:style-name="P16">Type: <text:span text:style-name="T7">Bug</text:span></text:p>
      <text:p text:style-name="P5"/>
      <text:p text:style-name="P12">Status: <text:span text:style-name="T1">design</text:span> (pending) <text:span text:style-name="T11">+ developer</text:span></text:p>
      <text:p text:style-name="P12"/>
      <text:p text:style-name="P22">------------------</text:p>
      <text:p text:style-name="P22"/>
      <text:p text:style-name="P6"><text:soft-page-break/><text:span text:style-name="T12">7</text:span>) https://app.asana.com/0/1209272406360585/1209290933107532</text:p>
      <text:p text:style-name="P6"/>
      <text:p text:style-name="P36">Offenes Akkordeon bitte wie im Anhang stylen</text:p>
      <text:p text:style-name="P6"><text:span text:style-name="T3">Trans:</text:span> Please style open accordion as shown in the appendix</text:p>
      <text:p text:style-name="P6"/>
      <text:p text:style-name="P27">Type: <text:span text:style-name="T4">Cr</text:span></text:p>
      <text:p text:style-name="P6"/>
      <text:p text:style-name="P13">Status: <text:span text:style-name="T1">design</text:span> (pending) <text:s/><text:span text:style-name="T13">+ developme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17:59.786684983</meta:creation-date>
    <meta:generator>LibreOffice/7.5.5.2$MacOSX_AARCH64 LibreOffice_project/ca8fe7424262805f223b9a2334bc7181abbcbf5e</meta:generator>
    <dc:date>2025-02-04T18:30:19.732609791</dc:date>
    <meta:editing-duration>PT1H12M12S</meta:editing-duration>
    <meta:editing-cycles>20</meta:editing-cycles>
    <meta:document-statistic meta:table-count="0" meta:image-count="0" meta:object-count="0" meta:page-count="3" meta:paragraph-count="51" meta:word-count="254" meta:character-count="2042" meta:non-whitespace-character-count="1835"/>
  </office:meta>
</office:document-meta>
</file>